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ong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ong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ong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ong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ong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ong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ong.Strong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ong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ong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ong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ong.Str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rong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ong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ong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ong.Strong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ong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ong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ong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